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ffffff" draw:marker-start-width="0.242cm" draw:marker-end-width="0.242cm" draw:fill="none" draw:textarea-horizontal-align="justify" draw:textarea-vertical-align="middle" draw:auto-grow-height="false" fo:min-height="0.122cm" fo:min-width="0.472cm" fo:padding-top="0.139cm" fo:padding-bottom="0.139cm" fo:padding-left="0.264cm" fo:padding-right="0.264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0.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6cm" svg:height="0.2cm" svg:x="0.2cm" svg:y="0.051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cm" fo:page-height="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4:06:57.132374825</meta:creation-date>
    <dc:date>2019-01-19T14:32:44.960996562</dc:date>
    <meta:editing-duration>PT25M48S</meta:editing-duration>
    <meta:editing-cycles>4</meta:editing-cycles>
    <meta:generator>LibreOffice/6.0.7.3$Linux_X86_64 LibreOffice_project/00m0$Build-3</meta:generator>
    <meta:document-statistic meta:object-count="2"/>
  </office:meta>
</office:document-meta>
</file>